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998cm"/>
    </style:style>
    <style:style style:name="co3" style:family="table-column">
      <style:table-column-properties fo:break-before="auto" style:column-width="5.719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4.001cm" fo:break-before="auto" style:use-optimal-row-height="true"/>
    </style:style>
    <style:style style:name="ro4" style:family="table-row">
      <style:table-row-properties style:row-height="6.765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817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1019" table:default-cell-style-name="ce1"/>
        <table:table-row table:style-name="ro1">
          <table:table-cell office:value-type="string" calcext:value-type="string">
            <text:p>Sufijo de grupo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Tipo de variable original</text:p>
          </table:table-cell>
          <table:table-cell office:value-type="string" calcext:value-type="string">
            <text:p>Estadístico</text:p>
          </table:table-cell>
          <table:table-cell office:value-type="string" calcext:value-type="string">
            <text:p>unidad</text:p>
          </table:table-cell>
          <table:table-cell office:value-type="string" calcext:value-type="string">
            <text:p>Nombre de columna (sin sufijo de grupo)</text:p>
          </table:table-cell>
          <table:table-cell table:style-name="Default" office:value-type="string" calcext:value-type="string">
            <text:p>Número de variab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GIAR-ELE</text:p>
          </table:table-cell>
          <table:table-cell office:value-type="string" calcext:value-type="string">
            <text:p>Datos de elevación (huecos rellenos), de la Misión Topográfica del Transbordador Shuttle para el globo, versión 4, de la base de datos del CGIAR-CS</text:p>
          </table:table-cell>
          <table:table-cell office:value-type="string" calcext:value-type="string">
            <text:p>numéric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elevación en metros respecto del geoide (aprox. nivel medio del mar)</text:p>
          </table:table-cell>
          <table:table-cell office:value-type="string" calcext:value-type="string">
            <text:p>mea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GL</text:p>
          </table:table-cell>
          <table:table-cell office:value-type="string" calcext:value-type="string">
            <text:p>Cobertura global del suelo del programa Copernicus 2019, con imágenes del satélite PROBA-V, colección 3, "PROBA-V-C3"</text:p>
          </table:table-cell>
          <table:table-cell office:value-type="string" calcext:value-type="string">
            <text:p>categórica</text:p>
          </table:table-cell>
          <table:table-cell office:value-type="string" calcext:value-type="string">
            <text:p>frecuencia relativa respecto de celdas no nulas x 100</text:p>
          </table:table-cell>
          <table:table-cell office:value-type="string" calcext:value-type="string">
            <text:p>porcentaje</text:p>
          </table:table-cell>
          <table:table-cell office:value-type="string" calcext:value-type="string">
            <text:p>Closed forest, evergreen needle leaf; Closed forest, evergreen broad leaf; Closed forest, deciduous broad leaf; Closed forest, mixed; Closed forest, not matching any of the other definitions; Open forest, evergreen needle leaf; Open forest, evergreen broad leaf; Open forest, deciduous broad leaf; Open forest, mixed; Open forest, not matching any of the other definitions; Shrubs; Oceans, seas; Herbaceous vegetation; Cultivated and managed vegetation / agriculture; Urban / built up; Bare / sparse vegetation; Permanent water bodies; Herbaceous wetland</text:p>
          </table:table-cell>
          <table:table-cell office:value-type="float" office:value="18" calcext:value-type="float">
            <text:p>18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4">
          <table:table-cell office:value-type="string" calcext:value-type="string">
            <text:p>CH-BIO</text:p>
          </table:table-cell>
          <table:table-cell office:value-type="string" calcext:value-type="string">
            <text:p>Variables bioclimáticas CHELSA 1981-2010 versión 2.1</text:p>
          </table:table-cell>
          <table:table-cell office:value-type="string" calcext:value-type="string">
            <text:p>numéric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ada variable se mide en su propia unidad; algunas usan factor de escalamiento y de compensación (consultar página 11, sección 7.1, de https://chelsa-climate.org/wp-admin/download-page/CHELSA_tech_specification_V2.pdf)</text:p>
          </table:table-cell>
          <table:table-cell office:value-type="string" calcext:value-type="string">
            <text:p>bio01 mean annual air temperature; bio02 mean diurnal air temperature range; bio03 isothermality; bio04 temperature seasonality; bio05 mean daily maximum air temperature of the warmest month; bio06 mean daily minimum air temperature of the coldest month; bio07 annual range of air temperature; bio08 mean daily mean air temperatures of the wettest quarter; bio09 mean daily mean air temperatures of the driest quarter; bio10 mean daily mean air temperatures of the warmest quarter; bio11 mean daily mean air temperatures of the coldest quarter; bio12 annual precipitation amount; bio13 precipitation amount of the wettest month; bio14 precipitation amount of the driest month; bio15 precipitation seasonality; bio16 mean monthly precipitation amount of the wettest quarter; bio17 mean monthly precipitation amount of the driest quarter; bio18 mean monthly precipitation amount of the warmest quarter; bio19 mean monthly precipitation amount of the coldest quarter</text:p>
          </table:table-cell>
          <table:table-cell office:value-type="float" office:value="19" calcext:value-type="float">
            <text:p>19</text:p>
          </table:table-cell>
          <table:table-cell table:number-columns-repeated="4"/>
          <table:table-cell table:style-name="Default"/>
          <table:table-cell table:number-columns-repeated="1012"/>
        </table:table-row>
        <table:table-row table:style-name="ro2">
          <table:table-cell office:value-type="string" calcext:value-type="string">
            <text:p>ESA</text:p>
          </table:table-cell>
          <table:table-cell office:value-type="string" calcext:value-type="string">
            <text:p>Cobertura del suelo de la ESA 2021, 10 m, v200, con imágenes de satélites Sentinel 1 y Sentinel 2</text:p>
          </table:table-cell>
          <table:table-cell office:value-type="string" calcext:value-type="string">
            <text:p>categórica</text:p>
          </table:table-cell>
          <table:table-cell office:value-type="string" calcext:value-type="string">
            <text:p>frecuencia relativa respecto de celdas no nulas x 100</text:p>
          </table:table-cell>
          <table:table-cell office:value-type="string" calcext:value-type="string">
            <text:p>porcentaje</text:p>
          </table:table-cell>
          <table:table-cell office:value-type="string" calcext:value-type="string">
            <text:p>Trees; Shrubland; Grassland; Cropland; Built-up; Barren / sparse vegetation; Open water; Herbaceous wetland; Mangroves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G90</text:p>
          </table:table-cell>
          <table:table-cell office:value-type="string" calcext:value-type="string">
            <text:p>Variables geomorfométricas cuantitativas del conjunto de datos "Geomorpho90m"</text:p>
          </table:table-cell>
          <table:table-cell office:value-type="string" calcext:value-type="string">
            <text:p>numéric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en general, índices adimensionales salvo slope (medida en grados) (consultar https://www.nature.com/articles/s41597-020-0479-6)</text:p>
          </table:table-cell>
          <table:table-cell office:value-type="string" calcext:value-type="string">
            <text:p>Compound Topographic Index; Roughness; Slope; Stream Power Index; Terrain Ruggedness Index; Topographic Position Index; Vector Ruggedness Measure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90-GEOM</text:p>
          </table:table-cell>
          <table:table-cell office:value-type="string" calcext:value-type="string">
            <text:p>Geomórfonos del conjunto de datos "Geomorpho90m</text:p>
          </table:table-cell>
          <table:table-cell office:value-type="string" calcext:value-type="string">
            <text:p>categórica</text:p>
          </table:table-cell>
          <table:table-cell office:value-type="string" calcext:value-type="string">
            <text:p>frecuencia relativa respecto de celdas no nulas x 100</text:p>
          </table:table-cell>
          <table:table-cell office:value-type="string" calcext:value-type="string">
            <text:p>porcentaje</text:p>
          </table:table-cell>
          <table:table-cell office:value-type="string" calcext:value-type="string">
            <text:p>flat; pit; peak; ridge; shoulder; spur; slope; hollow; footslope; valley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GFC-LOSS</text:p>
          </table:table-cell>
          <table:table-cell office:value-type="string" calcext:value-type="string">
            <text:p>Año de pérdida de cobertura arbórea, de la base de datos del *Global Forest Change*</text:p>
          </table:table-cell>
          <table:table-cell office:value-type="string" calcext:value-type="string">
            <text:p>categórica</text:p>
          </table:table-cell>
          <table:table-cell office:value-type="string" calcext:value-type="string">
            <text:p>frecuencia relativa respecto de celdas no nulas x 100</text:p>
          </table:table-cell>
          <table:table-cell office:value-type="string" calcext:value-type="string">
            <text:p>porcentaje</text:p>
          </table:table-cell>
          <table:table-cell office:value-type="string" calcext:value-type="string">
            <text:p>year 2001; year 2002; year 2003; year 2004; year 2005; year 2006; year 2007; year 2008; year 2009; year 2010; year 2011; year 2012; year 2013; year 2014; year 2015; year 2016; year 2017; year 2018; year 2019; year 2020; year 2021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FC-PTC YEAR 2000</text:p>
          </table:table-cell>
          <table:table-cell office:value-type="string" calcext:value-type="string">
            <text:p>Porcentaje de cobertura arbórea del año 2000, de la base de datos del *Global Forest Change*</text:p>
          </table:table-cell>
          <table:table-cell office:value-type="string" calcext:value-type="string">
            <text:p>numéric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obertura del dosel de árboles para el año 2000, definida como el cierre del dosel para toda la vegetación de más de 5 m de altura (consultar https://www.science.org/doi/10.1126/science.1244693 y https://www.science.org/doi/suppl/10.1126/science.1244693/suppl_file/hansen.sm.pdf)</text:p>
          </table:table-cell>
          <table:table-cell office:value-type="string" calcext:value-type="string">
            <text:p>mea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GHH</text:p>
          </table:table-cell>
          <table:table-cell office:value-type="string" calcext:value-type="string">
            <text:p>Heterogeneidad de hábitat de ámbito global</text:p>
          </table:table-cell>
          <table:table-cell office:value-type="string" calcext:value-type="string">
            <text:p>numéric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en general, índices adimensionales derivados del índice de vegetación mejorado (consultar https://www.earthenv.org/texture)</text:p>
          </table:table-cell>
          <table:table-cell office:value-type="string" calcext:value-type="string">
            <text:p>coefficient_of_variation_1km; contrast_1km; correlation_1km; dissimilarity_1km; entropy_1km; homogeneity_1km; maximum_1km; mean_1km; pielou_1km; range_1km; shannon_1km; simpson_1km; standard_deviation_1km; uniformity_1km; variance_1km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GP-CONSUNadj YEAR 2020</text:p>
          </table:table-cell>
          <table:table-cell office:value-type="string" calcext:value-type="string">
            <text:p>Proyecto "Datos Globales de Población". Estimaciones restringidas (por asentamientos), y ajustadas a proyecciones de Naciones Unidas, de población residencial según celdas de cuadrícula de 100x100m para el año 2000</text:p>
          </table:table-cell>
          <table:table-cell office:value-type="string" calcext:value-type="string">
            <text:p>numérica</text:p>
          </table:table-cell>
          <table:table-cell office:value-type="string" calcext:value-type="string">
            <text:p>suma</text:p>
          </table:table-cell>
          <table:table-cell office:value-type="string" calcext:value-type="string">
            <text:p>número de personas</text:p>
          </table:table-cell>
          <table:table-cell office:value-type="string" calcext:value-type="string">
            <text:p>sum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GSL</text:p>
          </table:table-cell>
          <table:table-cell office:value-type="string" calcext:value-type="string">
            <text:p>Morfologías a partir del SRTM</text:p>
          </table:table-cell>
          <table:table-cell office:value-type="string" calcext:value-type="string">
            <text:p>categórica</text:p>
          </table:table-cell>
          <table:table-cell office:value-type="string" calcext:value-type="string">
            <text:p>frecuencia relativa respecto de celdas no nulas x 100</text:p>
          </table:table-cell>
          <table:table-cell office:value-type="string" calcext:value-type="string">
            <text:p>porcentaje</text:p>
          </table:table-cell>
          <table:table-cell office:value-type="string" calcext:value-type="string">
            <text:p>Peak/ridge (warm); Peak/ridge; Mountain/divide; Cliff; Upper slope (warm); Upper slope; Upper slope (cool); Upper slope (flat); Lower slope (warm); Lower slope; Lower slope (cool); Lower slope (flat); Valley; Valley (narrow)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SM-DIST</text:p>
          </table:table-cell>
          <table:table-cell office:value-type="string" calcext:value-type="string">
            <text:p>Distancia a carreteras y caminos de OpenStreetMap, generada a partir de la base de datos de OSM</text:p>
          </table:table-cell>
          <table:table-cell office:value-type="string" calcext:value-type="string">
            <text:p>numéric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metros</text:p>
          </table:table-cell>
          <table:table-cell office:value-type="string" calcext:value-type="string">
            <text:p>mea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WCL</text:p>
          </table:table-cell>
          <table:table-cell office:value-type="string" calcext:value-type="string">
            <text:p>Variables bioclimáticas de WorldClim 1960-1991 versión 1</text:p>
          </table:table-cell>
          <table:table-cell office:value-type="string" calcext:value-type="string">
            <text:p>numéric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cada variable se mide en su propia unidad; algunas usan factor de escalamiento y de compensación (consultar https://developers.google.com/earth-engine/datasets/catalog/WORLDCLIM_V1_BIO#bands)</text:p>
          </table:table-cell>
          <table:table-cell office:value-type="string" calcext:value-type="string">
            <text:p>mean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8">
          <table:table-cell table:style-name="Default" office:value-type="string" calcext:value-type="string">
            <text:p>YINSOLTIME</text:p>
          </table:table-cell>
          <table:table-cell office:value-type="string" calcext:value-type="string">
            <text:p>Horas de insolación anuales</text:p>
          </table:table-cell>
          <table:table-cell office:value-type="string" calcext:value-type="string">
            <text:p>numéric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horas de insolación</text:p>
          </table:table-cell>
          <table:table-cell office:value-type="string" calcext:value-type="string">
            <text:p>mean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WBW-DIST</text:p>
          </table:table-cell>
          <table:table-cell office:value-type="string" calcext:value-type="string">
            <text:p>Distancia a cuerpos de aguas interiores, mar y humedales</text:p>
          </table:table-cell>
          <table:table-cell office:value-type="string" calcext:value-type="string">
            <text:p>numéric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metros</text:p>
          </table:table-cell>
          <table:table-cell office:value-type="string" calcext:value-type="string">
            <text:p>mea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SEASON-IZZO</text:p>
          </table:table-cell>
          <table:table-cell office:value-type="string" calcext:value-type="string">
            <text:p>Estacionalidad térmica (desviación estándar de la temperatura media mensual para un periodo de referencia)</text:p>
          </table:table-cell>
          <table:table-cell office:value-type="string" calcext:value-type="string">
            <text:p>numéric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grados Celsius</text:p>
          </table:table-cell>
          <table:table-cell office:value-type="string" calcext:value-type="string">
            <text:p>mea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SEASON-IZZO</text:p>
          </table:table-cell>
          <table:table-cell office:value-type="string" calcext:value-type="string">
            <text:p>Estacionalidad térmica (coeficiente de variación porcentual (stdev/media*100) de la temperatura media mensual para un periodo de referencia)</text:p>
          </table:table-cell>
          <table:table-cell office:value-type="string" calcext:value-type="string">
            <text:p>numérica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porcentaje</text:p>
          </table:table-cell>
          <table:table-cell office:value-type="string" calcext:value-type="string">
            <text:p>mean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8" table:number-rows-repeated="2">
          <table:table-cell table:number-columns-repeated="1024"/>
        </table:table-row>
        <table:table-row table:style-name="ro8" table:number-rows-repeated="2">
          <table:table-cell table:style-name="Default"/>
          <table:table-cell table:number-columns-repeated="1023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1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D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0">00/00/0000</text:date>, <text:time style:data-style-name="N2" text:time-value="22:07:54.0785126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12:54:37.696675717</meta:creation-date>
    <dc:date>2023-03-20T22:28:34.848990224</dc:date>
    <meta:editing-duration>PT17H7M39S</meta:editing-duration>
    <meta:editing-cycles>125</meta:editing-cycles>
    <meta:generator>LibreOffice/7.1.7.2$Linux_X86_64 LibreOffice_project/10$Build-2</meta:generator>
    <meta:document-statistic meta:table-count="1" meta:cell-count="126" meta:object-count="0"/>
  </office:meta>
</office:document-meta>
</file>